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atapoints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.3" calcext:value-type="float">
            <text:p>7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0.1" calcext:value-type="float">
            <text:p>10,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lustering-resulting dataset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Belonging points i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, b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Ground Truth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Class ID</text:p>
          </table:table-cell>
          <table:table-cell office:value-type="string" calcext:value-type="string">
            <text:p>Belonging point id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Rand Index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 table:number-columns-spanned="6" table:number-rows-spanned="1">
            <text:p>number of pairs of datapoints in the same class and in the same clust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 table:number-columns-spanned="6" table:number-rows-spanned="1">
            <text:p>number of pairs of datapoints in the same class and in different cluster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6" table:number-rows-spanned="1">
            <text:p>number of pairs of datapoints in different classes and in the same cluster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 table:number-columns-spanned="6" table:number-rows-spanned="1">
            <text:p>number of pairs of datapoints in different classes and in different clusters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overall</text:p>
          </table:table-cell>
          <table:table-cell table:formula="of:=([.B16]+[.B19])/([.B16]+[.B17]+[.B18]+[.B19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0:59:11.781757428</meta:creation-date>
    <dc:date>2018-04-10T11:05:46.794817989</dc:date>
    <meta:editing-duration>PT6M35S</meta:editing-duration>
    <meta:editing-cycles>1</meta:editing-cycles>
    <meta:document-statistic meta:table-count="1" meta:cell-count="34" meta:object-count="0"/>
    <meta:generator>LibreOffice/5.4.5.1$Linux_X86_64 LibreOffice_project/40m0$Build-1</meta:generator>
  </office:meta>
</office:document-meta>
</file>